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2.163cm" fo:min-width="13.978cm"/>
    </style:style>
    <style:style style:name="gr3" style:family="graphic" style:parent-style-name="standard">
      <style:graphic-properties svg:stroke-color="#000000" draw:fill-color="#ffffcc" draw:textarea-horizontal-align="justify" draw:textarea-vertical-align="middle" draw:auto-grow-height="false" fo:min-height="1.02cm" fo:min-width="2.696cm"/>
    </style:style>
    <style:style style:name="gr4" style:family="graphic" style:parent-style-name="standard">
      <style:graphic-properties draw:stroke="none" svg:stroke-color="#000000" draw:fill="none" draw:fill-color="#ffffcc" draw:textarea-horizontal-align="left" draw:auto-grow-height="true" draw:auto-grow-width="false" fo:min-height="0.573cm" fo:min-width="0cm"/>
    </style:style>
    <style:style style:name="gr5" style:family="graphic" style:parent-style-name="standard">
      <style:graphic-properties svg:stroke-color="#000000" draw:fill-color="#ffffcc" draw:textarea-horizontal-align="justify" draw:textarea-vertical-align="middle" draw:auto-grow-height="false" fo:min-height="1.02cm" fo:min-width="4.093cm"/>
    </style:style>
    <style:style style:name="gr6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1.111cm" fo:min-width="3.837cm"/>
    </style:style>
    <style:style style:name="gr7" style:family="graphic" style:parent-style-name="standard">
      <style:graphic-properties svg:stroke-color="#000000" draw:fill-color="#ffffcc" draw:textarea-horizontal-align="justify" draw:textarea-vertical-align="middle" draw:auto-grow-height="false" fo:min-height="0.703cm" fo:min-width="2.93cm"/>
    </style:style>
    <style:style style:name="gr8" style:family="graphic" style:parent-style-name="standard">
      <style:graphic-properties draw:stroke="none" svg:stroke-color="#000000" draw:fill="none" draw:fill-color="#ffffcc" draw:textarea-horizontal-align="left" draw:auto-grow-height="true" draw:auto-grow-width="false" fo:min-height="1.111cm" fo:min-width="0cm"/>
    </style:style>
    <style:style style:name="gr9" style:family="graphic" style:parent-style-name="standard">
      <style:graphic-properties svg:stroke-color="#000000" draw:fill-color="#99cc99" draw:textarea-horizontal-align="justify" draw:textarea-vertical-align="middle" draw:auto-grow-height="false" fo:min-height="1.02cm" fo:min-width="4.093cm"/>
    </style:style>
    <style:style style:name="gr10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0.556cm" fo:min-width="4.143cm"/>
    </style:style>
    <style:style style:name="gr11" style:family="graphic" style:parent-style-name="standard">
      <style:graphic-properties svg:stroke-color="#000000" draw:fill-color="#99cc99" draw:textarea-horizontal-align="justify" draw:textarea-vertical-align="middle" draw:auto-grow-height="false" fo:min-height="1.02cm" fo:min-width="12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3" style:family="graphic" style:parent-style-name="objectwithoutfill">
      <style:graphic-properties svg:stroke-width="0.025cm" draw:marker-start-width="0.266cm" draw:marker-end="Arrow" draw:marker-end-width="0.316cm" draw:fill="none" draw:fill-color="#ffffcc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1.02cm" fo:min-width="4.093cm"/>
    </style:style>
    <style:style style:name="gr15" style:family="graphic" style:parent-style-name="standard">
      <style:graphic-properties draw:stroke="none" svg:stroke-color="#000000" draw:fill="none" draw:fill-color="#ffff66" draw:textarea-horizontal-align="left" draw:auto-grow-height="true" draw:auto-grow-width="false" fo:min-height="1.111cm" fo:min-width="0cm"/>
    </style:style>
    <style:style style:name="gr16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4.093cm"/>
    </style:style>
    <style:style style:name="gr17" style:family="graphic" style:parent-style-name="standard">
      <style:graphic-properties draw:stroke="none" svg:stroke-color="#000000" draw:fill="none" draw:fill-color="#ffcc00" draw:textarea-horizontal-align="left" draw:auto-grow-height="true" draw:auto-grow-width="false" fo:min-height="1.111cm" fo:min-width="0cm"/>
    </style:style>
    <style:style style:name="gr18" style:family="graphic" style:parent-style-name="objectwithoutfill">
      <style:graphic-properties svg:stroke-width="0.025cm" draw:marker-start-width="0.266cm" draw:marker-end="Arrow" draw:marker-end-width="0.316cm" draw:fill="none" draw:fill-color="#ffff66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42cm"/>
    </style:style>
    <style:style style:name="gr20" style:family="graphic" style:parent-style-name="objectwithoutfill">
      <style:graphic-properties svg:stroke-width="0.025cm" draw:marker-start-width="0.266cm" draw:marker-end="Arrow" draw:marker-end-width="0.316cm" draw:fill="none" draw:fill-color="#ffcc00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111cm" fo:min-width="4.0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3" style:family="graphic" style:parent-style-name="objectwithoutfill">
      <style:graphic-properties svg:stroke-width="0.025cm" draw:marker-start-width="0.266cm" draw:marker-end="" draw:marker-end-width="0.36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025cm" draw:marker-start-width="0.266cm" draw:marker-end="Arrow" draw:marker-end-width="0.291cm" draw:fill="none" draw:fill-color="#ffffcc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svg:stroke-color="#000000" draw:fill-color="#ffff66" draw:textarea-horizontal-align="justify" draw:textarea-vertical-align="middle" draw:auto-grow-height="false" fo:min-height="0.703cm" fo:min-width="2.295cm"/>
    </style:style>
    <style:style style:name="gr26" style:family="graphic" style:parent-style-name="standard">
      <style:graphic-properties svg:stroke-color="#000000" draw:fill-color="#ffcc00" draw:textarea-horizontal-align="justify" draw:textarea-vertical-align="middle" draw:auto-grow-height="false" fo:min-height="0.703cm" fo:min-width="1.533cm"/>
    </style:style>
    <style:style style:name="gr27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2.696cm"/>
    </style:style>
    <style:style style:name="gr28" style:family="graphic" style:parent-style-name="standard">
      <style:graphic-properties draw:stroke="none" svg:stroke-color="#000000" draw:fill="none" draw:fill-color="#ffcc00" draw:textarea-horizontal-align="left" draw:auto-grow-height="true" draw:auto-grow-width="false" fo:min-height="0.7cm" fo:min-width="0cm"/>
    </style:style>
    <style:style style:name="gr29" style:family="graphic" style:parent-style-name="standard">
      <style:graphic-properties svg:stroke-color="#000000" draw:fill-color="#ffff66" draw:textarea-horizontal-align="justify" draw:textarea-vertical-align="middle" draw:auto-grow-height="false" fo:min-height="1.02cm" fo:min-width="2.696cm"/>
    </style:style>
    <style:style style:name="gr30" style:family="graphic" style:parent-style-name="standard">
      <style:graphic-properties draw:stroke="none" svg:stroke-color="#000000" draw:fill="none" draw:fill-color="#ffff66" draw:textarea-horizontal-align="left" draw:auto-grow-height="true" draw:auto-grow-width="false" fo:min-height="0.556cm" fo:min-width="0cm"/>
    </style:style>
    <style:style style:name="gr31" style:family="graphic" style:parent-style-name="standard">
      <style:graphic-properties draw:stroke="none" svg:stroke-color="#000000" draw:fill="none" draw:fill-color="#ffff66" draw:textarea-horizontal-align="left" draw:auto-grow-height="true" draw:auto-grow-width="true" fo:min-height="0.556cm" fo:min-width="1.932cm"/>
    </style:style>
    <style:style style:name="gr32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111cm" fo:min-width="2.8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 draw:fill-color="#ffffcc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cc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="none" draw:fill-color="#99cc99"/>
      <style:text-properties fo:font-size="14pt"/>
    </style:style>
    <style:style style:name="P9" style:family="paragraph">
      <style:paragraph-properties fo:text-align="end" fo:text-align-last="center"/>
    </style:style>
    <style:style style:name="P10" style:family="paragraph">
      <loext:graphic-properties draw:fill="none" draw:fill-color="#ffffff"/>
      <style:paragraph-properties fo:text-align="end" fo:text-align-last="center"/>
      <style:text-properties fo:font-size="14pt" style:font-size-asian="18pt" style:font-size-complex="18pt"/>
    </style:style>
    <style:style style:name="P11" style:family="paragraph">
      <loext:graphic-properties draw:fill="none" draw:fill-color="#ffffcc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="none" draw:fill-color="#ffff66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="none" draw:fill-color="#ffcc00"/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="none" draw:fill-color="#ffff66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8pt" style:font-size-complex="18pt"/>
    </style:style>
    <style:style style:name="P18" style:family="paragraph">
      <loext:graphic-properties draw:fill="none" draw:fill-color="#ffcc00"/>
      <style:paragraph-properties fo:text-align="center"/>
    </style:style>
    <style:style style:name="P19" style:family="paragraph">
      <loext:graphic-properties draw:fill="none" draw:fill-color="#99cc99"/>
      <style:paragraph-properties fo:text-align="center"/>
      <style:text-properties fo:font-size="14pt"/>
    </style:style>
    <style:style style:name="P20" style:family="paragraph">
      <loext:graphic-properties draw:fill="none" draw:fill-color="#ffcc00"/>
      <style:text-properties fo:font-size="14pt" style:font-size-asian="18pt" style:font-size-complex="18pt"/>
    </style:style>
    <style:style style:name="P21" style:family="paragraph">
      <loext:graphic-properties draw:fill="none" draw:fill-color="#ffff66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18cm" svg:y1="6.63cm" svg:x2="3.718cm" svg:y2="8.027cm">
          <text:p/>
        </draw:line>
        <draw:custom-shape draw:style-name="gr2" draw:text-style-name="P2" draw:layer="layout" svg:width="14.478cm" svg:height="2.413cm" svg:x="6.588cm" svg:y="10.398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3.196cm" svg:height="1.27cm" svg:x="7.415cm" svg:y="10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2.626cm" svg:height="0.823cm" svg:x="7.837cm" svg:y="11.076cm">
            <draw:text-box>
              <text:p><text:span text:style-name="T1">Sw_emu</text:span></text:p>
            </draw:text-box>
          </draw:frame>
        </draw:g>
        <draw:custom-shape draw:style-name="gr5" draw:text-style-name="P3" draw:layer="layout" svg:width="4.593cm" svg:height="1.27cm" svg:x="6.526cm" svg:y="8.06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337cm" svg:height="1.361cm" svg:x="6.727cm" svg:y="8.022cm">
          <draw:text-box>
            <text:p text:style-name="P5"><text:span text:style-name="T1">Tune based on </text:span></text:p>
            <text:p text:style-name="P5"><text:span text:style-name="T1">high level metrics</text:span></text:p>
          </draw:text-box>
        </draw:frame>
        <draw:g>
          <draw:custom-shape draw:style-name="gr7" draw:text-style-name="P3" draw:layer="layout" svg:width="3.429cm" svg:height="1.524cm" svg:x="7.277cm" svg:y="13.58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6" draw:layer="layout" svg:width="2.274cm" svg:height="1.361cm" svg:x="7.981cm" svg:y="13.898cm">
            <draw:text-box>
              <text:p text:style-name="P5"><text:span text:style-name="T1">Config.</text:span></text:p>
              <text:p text:style-name="P5"><text:span text:style-name="T1">set</text:span></text:p>
            </draw:text-box>
          </draw:frame>
        </draw:g>
        <draw:g>
          <draw:custom-shape draw:style-name="gr9" draw:text-style-name="P7" draw:layer="layout" svg:width="4.593cm" svg:height="1.27cm" svg:x="1.408cm" svg:y="5.31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4.643cm" svg:height="0.806cm" svg:x="1.4cm" svg:y="5.552cm">
            <draw:text-box>
              <text:p><text:span text:style-name="T2">C/C++ HLS </text:span><text:span text:style-name="T1">design</text:span></text:p>
            </draw:text-box>
          </draw:frame>
        </draw:g>
        <draw:custom-shape draw:style-name="gr11" draw:text-style-name="P7" draw:layer="layout" svg:width="13.081cm" svg:height="1.27cm" svg:x="7.985cm" svg:y="5.318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.842cm" svg:height="0.889cm" svg:x="11.237cm" svg:y="5.509cm">
          <draw:text-box>
            <text:p text:style-name="P9"><text:span text:style-name="T1">Functionality verification</text:span></text:p>
          </draw:text-box>
        </draw:frame>
        <draw:line draw:style-name="gr13" draw:text-style-name="P11" draw:layer="layout" svg:x1="8.939cm" svg:y1="10.693cm" svg:x2="8.939cm" svg:y2="9.296cm">
          <text:p/>
        </draw:line>
        <draw:custom-shape draw:style-name="gr14" draw:text-style-name="P12" draw:layer="layout" svg:width="4.593cm" svg:height="1.27cm" svg:x="11.44cm" svg:y="8.063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064cm" svg:height="1.361cm" svg:x="11.741cm" svg:y="8.022cm">
          <draw:text-box>
            <text:p text:style-name="P5"><text:span text:style-name="T1">Tune based on II</text:span></text:p>
          </draw:text-box>
        </draw:frame>
        <draw:custom-shape draw:style-name="gr16" draw:text-style-name="P14" draw:layer="layout" svg:width="4.593cm" svg:height="1.27cm" svg:x="16.476cm" svg:y="8.063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3.683cm" svg:height="1.361cm" svg:x="16.948cm" svg:y="7.985cm">
          <draw:text-box>
            <text:p text:style-name="P5"><text:span text:style-name="T1">Tune base on timing/Perf.</text:span></text:p>
          </draw:text-box>
        </draw:frame>
        <draw:line draw:style-name="gr18" draw:text-style-name="P16" draw:layer="layout" svg:x1="13.657cm" svg:y1="8.027cm" svg:x2="13.657cm" svg:y2="6.63cm">
          <text:p/>
        </draw:line>
        <draw:frame draw:style-name="gr19" draw:text-style-name="P17" draw:layer="layout" svg:width="3.042cm" svg:height="0.806cm" svg:x="3.694cm" svg:y="16.962cm">
          <draw:text-box>
            <text:p><text:span text:style-name="T1">Opt. design</text:span></text:p>
          </draw:text-box>
        </draw:frame>
        <draw:line draw:style-name="gr20" draw:text-style-name="P18" draw:layer="layout" svg:x1="18.791cm" svg:y1="8.027cm" svg:x2="18.791cm" svg:y2="6.63cm">
          <text:p/>
        </draw:line>
        <draw:line draw:style-name="gr13" draw:text-style-name="P11" draw:layer="layout" svg:x1="9.012cm" svg:y1="8.027cm" svg:x2="9.012cm" svg:y2="6.63cm">
          <text:p/>
        </draw:line>
        <draw:custom-shape draw:style-name="gr9" draw:text-style-name="P7" draw:layer="layout" svg:width="4.593cm" svg:height="1.27cm" svg:x="1.408cm" svg:y="8.063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4.562cm" svg:height="1.361cm" svg:x="1.429cm" svg:y="8.022cm">
          <draw:text-box>
            <text:p text:style-name="P5"><text:span text:style-name="T2">Explore potential </text:span></text:p>
            <text:p text:style-name="P5"><text:span text:style-name="T2">design Config.</text:span></text:p>
          </draw:text-box>
        </draw:frame>
        <draw:line draw:style-name="gr1" draw:text-style-name="P1" draw:layer="layout" svg:x1="3.718cm" svg:y1="12.303cm" svg:x2="3.718cm" svg:y2="18.145cm">
          <text:p/>
        </draw:line>
        <draw:frame draw:style-name="gr22" draw:text-style-name="P17" draw:layer="layout" svg:width="4.064cm" svg:height="0.806cm" svg:x="4.429cm" svg:y="15.789cm">
          <draw:text-box>
            <text:p><text:span text:style-name="T1"><text:s/></text:span><text:span text:style-name="T1">Fast (minutes)</text:span></text:p>
          </draw:text-box>
        </draw:frame>
        <draw:line draw:style-name="gr20" draw:text-style-name="P18" draw:layer="layout" svg:x1="18.718cm" svg:y1="10.756cm" svg:x2="18.718cm" svg:y2="9.359cm">
          <text:p/>
        </draw:line>
        <draw:line draw:style-name="gr23" draw:text-style-name="P1" draw:layer="layout" svg:x1="3.667cm" svg:y1="16.621cm" svg:x2="18.907cm" svg:y2="16.621cm">
          <text:p/>
        </draw:line>
        <draw:line draw:style-name="gr24" draw:text-style-name="P11" draw:layer="layout" svg:x1="7.985cm" svg:y1="5.953cm" svg:x2="6.145cm" svg:y2="5.953cm">
          <text:p/>
        </draw:line>
        <draw:line draw:style-name="gr18" draw:text-style-name="P16" draw:layer="layout" svg:x1="13.638cm" svg:y1="10.756cm" svg:x2="13.638cm" svg:y2="9.359cm">
          <text:p/>
        </draw:line>
        <draw:g>
          <draw:custom-shape draw:style-name="gr25" draw:text-style-name="P12" draw:layer="layout" svg:width="2.794cm" svg:height="1.524cm" svg:x="12.268cm" svg:y="13.54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5" draw:text-style-name="P13" draw:layer="layout" svg:width="2.274cm" svg:height="1.361cm" svg:x="12.672cm" svg:y="13.859cm">
            <draw:text-box>
              <text:p text:style-name="P5"><text:span text:style-name="T1">Config.</text:span></text:p>
              <text:p text:style-name="P5"><text:span text:style-name="T1">set</text:span></text:p>
            </draw:text-box>
          </draw:frame>
        </draw:g>
        <draw:g>
          <draw:custom-shape draw:style-name="gr26" draw:text-style-name="P14" draw:layer="layout" svg:width="2.032cm" svg:height="1.524cm" svg:x="17.702cm" svg:y="13.54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7" draw:text-style-name="P15" draw:layer="layout" svg:width="2.274cm" svg:height="1.361cm" svg:x="17.781cm" svg:y="13.84cm">
            <draw:text-box>
              <text:p text:style-name="P5"><text:span text:style-name="T1">Config.</text:span></text:p>
              <text:p text:style-name="P5"><text:span text:style-name="T1">set</text:span></text:p>
            </draw:text-box>
          </draw:frame>
        </draw:g>
        <draw:g>
          <draw:custom-shape draw:style-name="gr27" draw:text-style-name="P14" draw:layer="layout" svg:width="3.196cm" svg:height="1.27cm" svg:x="17.119cm" svg:y="10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20" draw:layer="layout" svg:width="2.574cm" svg:height="0.95cm" svg:x="17.541cm" svg:y="11.076cm">
            <draw:text-box>
              <text:p><text:span text:style-name="T1">Hw impl.</text:span></text:p>
            </draw:text-box>
          </draw:frame>
        </draw:g>
        <draw:g>
          <draw:custom-shape draw:style-name="gr29" draw:text-style-name="P12" draw:layer="layout" svg:width="3.196cm" svg:height="1.27cm" svg:x="12.039cm" svg:y="10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1" draw:layer="layout" svg:width="2.352cm" svg:height="0.806cm" svg:x="12.461cm" svg:y="11.076cm">
            <draw:text-box>
              <text:p><text:span text:style-name="T1">Pre-syn.</text:span></text:p>
            </draw:text-box>
          </draw:frame>
        </draw:g>
        <draw:line draw:style-name="gr18" draw:text-style-name="P16" draw:layer="layout" svg:x1="13.638cm" svg:y1="13.523cm" svg:x2="13.638cm" svg:y2="12.126cm">
          <text:p/>
        </draw:line>
        <draw:line draw:style-name="gr20" draw:text-style-name="P18" draw:layer="layout" svg:x1="18.78cm" svg:y1="13.573cm" svg:x2="18.78cm" svg:y2="12.176cm">
          <text:p/>
        </draw:line>
        <draw:frame draw:style-name="gr22" draw:text-style-name="P17" draw:layer="layout" svg:width="3.556cm" svg:height="0.806cm" svg:x="14.97cm" svg:y="15.809cm">
          <draw:text-box>
            <text:p><text:span text:style-name="T1">slow(hours)</text:span></text:p>
          </draw:text-box>
        </draw:frame>
        <draw:line draw:style-name="gr13" draw:text-style-name="P11" draw:layer="layout" svg:x1="9.001cm" svg:y1="13.573cm" svg:x2="9.001cm" svg:y2="12.176cm">
          <text:p/>
        </draw:line>
        <draw:line draw:style-name="gr20" draw:text-style-name="P18" draw:layer="layout" svg:x1="18.907cm" svg:y1="16.621cm" svg:x2="18.907cm" svg:y2="15.097cm">
          <text:p/>
        </draw:line>
        <draw:line draw:style-name="gr18" draw:text-style-name="P16" draw:layer="layout" svg:x1="13.638cm" svg:y1="16.571cm" svg:x2="13.638cm" svg:y2="15.174cm">
          <text:p/>
        </draw:line>
        <draw:line draw:style-name="gr13" draw:text-style-name="P11" draw:layer="layout" svg:x1="9.001cm" svg:y1="16.621cm" svg:x2="9.001cm" svg:y2="15.224cm">
          <text:p/>
        </draw:line>
        <draw:frame draw:style-name="gr22" draw:text-style-name="P17" draw:layer="layout" svg:width="4.064cm" svg:height="0.806cm" svg:x="9.382cm" svg:y="15.789cm">
          <draw:text-box>
            <text:p><text:span text:style-name="T1"><text:s/></text:span><text:span text:style-name="T1">Fast (minutes)</text:span></text:p>
          </draw:text-box>
        </draw:frame>
        <draw:frame draw:style-name="gr31" draw:text-style-name="P21" draw:layer="layout" svg:width="2.432cm" svg:height="0.806cm" svg:x="14.97cm" svg:y="12.049cm">
          <draw:text-box>
            <text:p><text:span text:style-name="T1">SDAceel</text:span></text:p>
          </draw:text-box>
        </draw:frame>
        <draw:line draw:style-name="gr1" draw:text-style-name="P1" draw:layer="layout" svg:x1="3.667cm" svg:y1="9.382cm" svg:x2="3.667cm" svg:y2="10.906cm">
          <text:p/>
        </draw:line>
        <draw:g>
          <draw:custom-shape draw:style-name="gr9" draw:text-style-name="P7" draw:layer="layout" svg:width="4.593cm" svg:height="1.27cm" svg:x="1.333cm" svg:y="10.947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9" draw:layer="layout" svg:width="3.313cm" svg:height="1.361cm" svg:x="1.954cm" svg:y="10.906cm">
            <draw:text-box>
              <text:p text:style-name="P5"><text:span text:style-name="T2">Prune bad </text:span></text:p>
              <text:p text:style-name="P5"><text:span text:style-name="T2">Config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4:02:06.879492129</meta:creation-date>
    <dc:date>2017-10-19T02:15:46.132605447</dc:date>
    <meta:editing-duration>PT1H14M57S</meta:editing-duration>
    <meta:editing-cycles>52</meta:editing-cycles>
    <meta:generator>LibreOffice/5.1.6.2$Linux_X86_64 LibreOffice_project/10m0$Build-2</meta:generator>
    <meta:document-statistic meta:object-count="57"/>
  </office:meta>
</office:document-meta>
</file>